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officeooo:rsid="00093f6f" officeooo:paragraph-rsid="00093f6f" style:font-size-asian="19.25pt" style:font-size-complex="2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stures: </text:p>
      <text:p text:style-name="P1">When a user interacts with with the display of an Android device, the onTouchEvent() method of the current app is called by the system and passed MotionEvent objects containing data about the user’s contact with the screen. </text:p>
      <text:p text:style-name="P1">=&gt; In order to detect these gestures we:</text:p>
      <text:p text:style-name="P1">1. Inherit the GestureDetector.OnGestureListener interface from which we get:</text:p>
      <text:p text:style-name="P1">+ onDown()</text:p>
      <text:p text:style-name="P1">+ onFling()</text:p>
      <text:p text:style-name="P1">+ onScroll()</text:p>
      <text:p text:style-name="P1">+ onShowPress()</text:p>
      <text:p text:style-name="P1">+ onSingleTapUp()</text:p>
      <text:p text:style-name="P1">+ onLongPress()</text:p>
      <text:p text:style-name="P1">2. Inherit the GestureDetector.OnDoubleTapListener interface from which we get:</text:p>
      <text:p text:style-name="P1">+ onDoubleTap()</text:p>
      <text:p text:style-name="P1">+ onDoubleTapEvent()</text:p>
      <text:p text:style-name="P1">+ onSingleTapConfirmed()</text:p>
      <text:p text:style-name="P1">3. implement all the methods</text:p>
      <text:p text:style-name="P1">4. create an instance of GestureDetector</text:p>
      <text:p text:style-name="P1">5. call setOnDoubleTapListener</text:p>
      <text:p text:style-name="P1">6. Implement the onTouchEvent() method and pass in the event ob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3:59:28.068216189</meta:creation-date>
    <meta:generator>LibreOffice/6.2.7.1$Linux_X86_64 LibreOffice_project/20$Build-1</meta:generator>
    <dc:date>2019-10-06T14:30:42.288702569</dc:date>
    <meta:editing-duration>PT31M18S</meta:editing-duration>
    <meta:editing-cycles>1</meta:editing-cycles>
    <meta:document-statistic meta:table-count="0" meta:image-count="0" meta:object-count="0" meta:page-count="1" meta:paragraph-count="18" meta:word-count="107" meta:character-count="734" meta:non-whitespace-character-count="643"/>
  </office:meta>
</office:document-meta>
</file>